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Cambria" svg:font-family="Cambria" style:font-pitch="variable"/>
    <style:font-face style:name="Lucida Grande" svg:font-family="'Lucida Grande'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1a1a1a" style:font-name="Arial" fo:font-size="13pt" fo:language="es" fo:country="ES" style:font-size-asian="13pt" style:font-name-complex="Arial" style:font-size-complex="13pt"/>
    </style:style>
    <style:style style:name="P2" style:family="paragraph" style:parent-style-name="Standard" style:master-page-name="Standard">
      <style:paragraph-properties fo:orphans="0" fo:widows="0" style:page-number="auto" style:text-autospace="none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141414" style:font-name="Arial" fo:font-size="17pt" fo:language="es" fo:country="ES" style:font-size-asian="17pt" style:font-name-complex="Arial" style:font-size-complex="17pt"/>
    </style:style>
    <style:style style:name="T2" style:family="text">
      <style:text-properties fo:color="#141414" style:font-name="Arial" fo:font-size="17pt" fo:language="es" fo:country="ES" officeooo:rsid="000126a1" style:font-size-asian="17pt" style:font-name-complex="Arial" style:font-size-complex="17pt"/>
    </style:style>
    <style:style style:name="T3" style:family="text">
      <style:text-properties text:display="true"/>
    </style:style>
    <style:style style:name="T4" style:family="text">
      <style:text-properties style:use-window-font-color="true" style:font-name="Cambria" fo:font-size="12pt" fo:language="es" fo:country="ES" style:font-name-asian="ＭＳ 明朝" style:font-size-asian="12pt" style:font-name-complex="Times New Roman" style:font-size-complex="12pt" style:language-complex="ar" style:country-complex="SA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re is a lot of software with the sole purpose of learning, but almost all of it is propietary software, and is also created by professionals; but there is some software with which students can learn how to code: software libre. The learning is even better if it is created by enthusiastic learners, because the code is easier to read by non-professionals and enthusiasts. That is why </text:span><text:span text:style-name="T1"><office:annotation office:name="__Annotation__11_965819469"><dc:creator>David Davó Laviña</dc:creator><dc:date>2016-09-22T06:41:07.252416188</dc:date><loext:sender-initials>DD</loext:sender-initials><text:p text:style-name="P4"><text:span text:style-name="T5">I mean that the program has more than 4000 lines in the code between all the files.</text:span></text:p></office:annotation></text:span><office:annotation office:name="__Annotation__5_965819469"><dc:creator>Helena Rubio</dc:creator><dc:date>2016-09-21T18:53:00</dc:date><loext:sender-initials>HR</loext:sender-initials><text:p text:style-name="P3"><text:span text:style-name="T4">Do you mean <text:s/>the programme contains more tan 4,000 lines of source code or that the over 4,000 lines of source code is the tool , the ingredient, so to speak, you used to créate the programme?</text:span></text:p></office:annotation><text:span text:style-name="T1">with more than four thousand lines of source code, we created InvProy a Software Libre network simulation program</text:span><office:annotation-end office:name="__Annotation__11_965819469"/><office:annotation-end office:name="__Annotation__5_965819469"/><text:span text:style-name="T1"> (still in Alpha version). </text:span><text:span text:style-name="T2">Created with</text:span><text:span text:style-name="T1"> learning and teaching purposes, both on networking and programming. It is written in the Python programming language and </text:span><text:span text:style-name="T2">uses </text:span><text:span text:style-name="T1">the Gtk+ library for the Graphics User Interface. At the moment it supports sending Ping’s while using the IEEE 802.11, TCP/IP and ICMP protocols. But as it is software libre, everybody can contribute to it so it will become a more complete </text:span><text:span text:style-name="T2">program</text:span><text:span text:style-name="T1"> soon, </text:span><text:span text:style-name="T2">in terms of functionalities and usability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Cambria" svg:font-family="Cambria" style:font-pitch="variable"/>
    <style:font-face style:name="Lucida Grande" svg:font-family="'Lucida Grande'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pitch="variable" fo:font-size="12pt" fo:language="es" fo:country="ES" style:font-name-asian="ＭＳ 明朝" style:font-family-asian="'ＭＳ 明朝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exto_20_comentario" style:display-name="Texto comentario" style:family="paragraph" style:parent-style-name="Standard"/>
    <style:style style:name="Asunto_20_del_20_comentario" style:display-name="Asunto del comentario" style:family="paragraph" style:parent-style-name="Texto_20_comentario" style:next-style-name="Texto_20_comentario">
      <style:text-properties fo:font-size="10pt" fo:font-weight="bold" style:font-size-asian="10pt" style:font-weight-asian="bold" style:font-size-complex="10pt" style:font-weight-complex="bold"/>
    </style:style>
    <style:style style:name="Texto_20_de_20_globo" style:display-name="Texto de globo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Fuente_20_de_20_párrafo_20_predeter." style:display-name="Fuente de párrafo predeter." style:family="text"/>
    <style:style style:name="Ref._20_de_20_comentario" style:display-name="Ref. de comentario" style:family="text">
      <style:text-properties fo:font-size="9pt" style:font-size-asian="9pt" style:font-size-complex="9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>
      <style:text-properties style:font-name="Lucida Grande" fo:font-family="'Lucida Grande'" style:font-pitch="variable" fo:font-size="9pt" fo:language="es" fo:country="ES" style:font-size-asian="9pt" style:font-name-complex="Lucida Grande" style:font-family-complex="'Lucida Grande'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a Rubio</meta:initial-creator>
    <meta:creation-date>2016-09-21T18:36:00</meta:creation-date>
    <dc:creator>David Davó Laviña</dc:creator>
    <dc:date>2016-09-22T06:44:30.767968612</dc:date>
    <meta:editing-cycles>2</meta:editing-cycles>
    <meta:editing-duration>PT21M30S</meta:editing-duration>
    <meta:document-statistic meta:table-count="0" meta:image-count="0" meta:object-count="0" meta:page-count="1" meta:paragraph-count="1" meta:word-count="160" meta:character-count="963" meta:non-whitespace-character-count="804"/>
    <meta:generator>LibreOffice/5.2.1.2$Linux_X86_64 LibreOffice_project/20m0$Build-2</meta:generator>
  </office:meta>
</office:document-meta>
</file>